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38cm"/>
    </style:style>
    <style:style style:name="Table1.17" style:family="table-row">
      <style:table-row-properties style:min-row-height="0.196cm"/>
    </style:style>
    <style:style style:name="Table1.22" style:family="table-row">
      <style:table-row-properties style:min-row-height="1.161cm"/>
    </style:style>
    <style:style style:name="Table1.40" style:family="table-row">
      <style:table-row-properties style:min-row-height="1.162cm"/>
    </style:style>
    <style:style style:name="P1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2" style:family="paragraph" style:parent-style-name="Text_20_body">
      <style:text-properties style:font-name="Liberation Serif" fo:font-size="12pt" fo:language="en" fo:country="US" officeooo:paragraph-rsid="046e7314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4" style:family="paragraph" style:parent-style-name="Text_20_body"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Liberation Serif" fo:font-size="12pt" officeooo:paragraph-rsid="049215b2" style:font-size-asian="12pt" style:font-size-complex="12pt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line-height="100%"/>
      <style:text-properties officeooo:paragraph-rsid="05aa0cb1"/>
    </style:style>
    <style:style style:name="P9" style:family="paragraph" style:parent-style-name="Text_20_body">
      <style:paragraph-properties fo:line-height="100%"/>
      <style:text-properties officeooo:paragraph-rsid="05fea957"/>
    </style:style>
    <style:style style:name="P10" style:family="paragraph" style:parent-style-name="Text_20_body">
      <style:paragraph-properties fo:line-height="100%"/>
      <style:text-properties officeooo:paragraph-rsid="051957ff"/>
    </style:style>
    <style:style style:name="P11" style:family="paragraph" style:parent-style-name="Text_20_body">
      <style:paragraph-properties fo:line-height="100%"/>
      <style:text-properties officeooo:paragraph-rsid="068044c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452824" officeooo:paragraph-rsid="01377ad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452824" officeooo:paragraph-rsid="054444c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036909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27d12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2c52d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c60f6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2fb4a5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412b1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419478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5ac874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95a919" officeooo:paragraph-rsid="0495a919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53a5ae1" officeooo:paragraph-rsid="053a5ae1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25fe8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82ccfd" officeooo:paragraph-rsid="06b2ec71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82ccfd" officeooo:paragraph-rsid="06b3721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b38a1a" officeooo:paragraph-rsid="06b38a1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b46c16" officeooo:paragraph-rsid="06b46c1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2fb4a5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3dc8b8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4a9eff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495a91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498cd8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6b30c9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6b38a1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2fb4a57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036909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6411a3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1fe5d" officeooo:paragraph-rsid="03d1fe5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3c60f6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a45eb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a5a9c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a8328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ac8749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b46d5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c1d4a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c2f88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c39bd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3ed137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e39dc" officeooo:paragraph-rsid="03054bb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3a5ae1" officeooo:paragraph-rsid="053a5ae1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3a5ae1" officeooo:paragraph-rsid="06bcf58c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f0640" officeooo:paragraph-rsid="05451dce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e6e7aa" officeooo:paragraph-rsid="054dfdf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e6e7aa" officeooo:paragraph-rsid="054fa5e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e6e7aa" officeooo:paragraph-rsid="05508642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88394" officeooo:paragraph-rsid="06339db4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636e5e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7dff0c" style:font-size-asian="12pt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7e6a84" style:font-size-asian="12pt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2de630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4286d6d" style:font-size-asian="12pt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ec98cc" style:font-size-asian="12pt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e10c49" style:font-size-asian="12pt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c2eed8" style:font-size-asian="12pt" style:font-size-complex="12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3aa2f6" style:font-size-asian="12pt" style:font-size-complex="12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3c9b65" style:font-size-asian="12pt" style:font-size-complex="12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ca9cce" style:font-size-asian="12pt" style:font-size-complex="12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cc6716" style:font-size-asian="12pt" style:font-size-complex="12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d1054f" style:font-size-asian="12pt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e6aff9" style:font-size-asian="12pt" style:font-size-complex="12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4444cd" officeooo:paragraph-rsid="054444cd" style:font-size-asian="12pt" style:font-size-complex="12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82cd17" officeooo:paragraph-rsid="0582cd17" style:font-size-asian="12pt" style:font-size-complex="12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82cd17" officeooo:paragraph-rsid="06b0ab76" style:font-size-asian="12pt" style:font-size-complex="12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c60f6e" officeooo:paragraph-rsid="03ed137a" style:font-size-asian="12pt" style:font-size-complex="12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a0a560" officeooo:paragraph-rsid="05a0a560" style:font-size-asian="12pt" style:font-size-complex="12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b38a1a" officeooo:paragraph-rsid="06b38a1a" style:font-size-asian="12pt" style:font-size-complex="12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b46c16" officeooo:paragraph-rsid="06b46c16" style:font-size-asian="12pt" style:font-size-complex="12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c4ec0d" officeooo:paragraph-rsid="06c4ec0d" style:font-size-asian="12pt" style:font-size-complex="12pt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c4ec0d" officeooo:paragraph-rsid="06c59b2a" style:font-size-asian="12pt" style:font-size-complex="12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c4ec0d" officeooo:paragraph-rsid="06c78364" style:font-size-asian="12pt" style:font-size-complex="12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e02eee" officeooo:paragraph-rsid="06e02eee" style:font-size-asian="12pt" style:font-size-complex="12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erif" fo:font-size="12pt" officeooo:paragraph-rsid="061caac0" fo:background-color="#ffffff" style:font-size-asian="12pt" style:font-size-complex="12pt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2ec5a00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d383fc" style:font-size-asian="12pt" style:font-size-complex="12pt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48822f" officeooo:paragraph-rsid="0548822f" style:font-size-asian="12pt" style:font-size-complex="12pt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2ec5a00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28df95f" style:font-size-asian="12pt" style:font-weight-asian="normal" style:font-size-complex="12pt" style:font-weight-complex="normal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4e757c9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5b2fcb9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5c52d8e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a37c6c" officeooo:paragraph-rsid="0549d831" style:font-size-asian="12pt" style:font-weight-asian="normal" style:font-size-complex="12pt" style:font-weight-complex="normal"/>
    </style:style>
    <style:style style:name="P10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1318123" style:font-size-asian="12pt" style:font-size-complex="12pt"/>
    </style:style>
    <style:style style:name="P10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a37c6c" officeooo:paragraph-rsid="03a37c6c" style:font-size-asian="12pt" style:font-size-complex="12pt"/>
    </style:style>
    <style:style style:name="P10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8d7e9c" style:font-size-asian="12pt" style:font-weight-asian="bold" style:font-size-complex="12pt" style:font-weight-complex="bold"/>
    </style:style>
    <style:style style:name="P10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a37c6c" officeooo:paragraph-rsid="03a37c6c" style:font-size-asian="12pt" style:font-weight-asian="bold" style:font-size-complex="12pt" style:font-weight-complex="bold"/>
    </style:style>
    <style:style style:name="P10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1318123" officeooo:paragraph-rsid="05439415" style:font-size-asian="12pt" style:font-weight-asian="bold" style:font-size-complex="12pt" style:font-weight-complex="bold"/>
    </style:style>
    <style:style style:name="P10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412b1c" style:font-size-asian="12pt" style:font-weight-asian="bold" style:font-size-complex="12pt" style:font-weight-complex="bold"/>
    </style:style>
    <style:style style:name="P10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5439415" style:font-size-asian="12pt" style:font-weight-asian="normal" style:font-size-complex="12pt" style:font-weight-complex="normal"/>
    </style:style>
    <style:style style:name="P11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54708d2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1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307bb9" style:font-size-asian="12pt" style:font-size-complex="12pt"/>
    </style:style>
    <style:style style:name="P1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52a6e48" style:font-size-asian="12pt" style:font-size-complex="12pt"/>
    </style:style>
    <style:style style:name="P1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5232213" style:font-size-asian="12pt" style:font-size-complex="12pt"/>
    </style:style>
    <style:style style:name="P1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a37c6c" officeooo:paragraph-rsid="03a37c6c" style:font-size-asian="12pt" style:font-size-complex="12pt"/>
    </style:style>
    <style:style style:name="P1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a37c6c" officeooo:paragraph-rsid="054ba194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style:font-size-asian="12pt" style:font-size-complex="12pt"/>
    </style:style>
    <style:style style:name="P120" style:family="paragraph" style:parent-style-name="Text_20_body">
      <style:paragraph-properties fo:margin-left="0cm" fo:margin-right="0cm" fo:margin-top="0cm" fo:margin-bottom="0.499cm" loext:contextual-spacing="false" fo:line-height="100%" fo:text-align="start" style:justify-single-word="false" fo:text-indent="0cm" style:auto-text-indent="false"/>
      <style:text-properties style:use-window-font-color="true" style:font-name="Liberation Serif" fo:font-size="12pt" fo:font-weight="normal" officeooo:rsid="001e6354" officeooo:paragraph-rsid="06ebe46b" fo:background-color="#ffffff" style:font-size-asian="12pt" style:font-weight-asian="normal" style:font-size-complex="12pt" style:font-weight-complex="normal"/>
    </style:style>
    <style:style style:name="P121" style:family="paragraph" style:parent-style-name="Heading_20_1">
      <style:text-properties officeooo:paragraph-rsid="046ce04c"/>
    </style:style>
    <style:style style:name="P122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123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4900dba" style:font-size-asian="12pt" style:font-size-complex="12pt"/>
    </style:style>
    <style:style style:name="P124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49215b2" style:font-size-asian="12pt" style:font-size-complex="12pt"/>
    </style:style>
    <style:style style:name="P125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6b939c4" style:font-size-asian="12pt" style:font-size-complex="12pt"/>
    </style:style>
    <style:style style:name="P126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fo:font-weight="bold" officeooo:rsid="05363310" officeooo:paragraph-rsid="05363310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fo:font-weight="bold" officeooo:paragraph-rsid="05363310" style:font-size-asian="12pt" style:font-weight-asian="bold" style:font-size-complex="12pt" style:font-weight-complex="bold"/>
    </style:style>
    <style:style style:name="P128" style:family="paragraph" style:parent-style-name="Text_20_body">
      <style:paragraph-properties fo:margin-top="0cm" fo:margin-bottom="0cm" loext:contextual-spacing="false" fo:line-height="100%"/>
      <style:text-properties style:font-name="Liberation Serif" officeooo:rsid="05363310" officeooo:paragraph-rsid="05363310"/>
    </style:style>
    <style:style style:name="P129" style:family="paragraph" style:parent-style-name="Text_20_body">
      <style:paragraph-properties fo:margin-top="0cm" fo:margin-bottom="0cm" loext:contextual-spacing="false" fo:line-height="100%"/>
      <style:text-properties style:font-name="Liberation Serif" officeooo:paragraph-rsid="0532844f"/>
    </style:style>
    <style:style style:name="P130" style:family="paragraph" style:parent-style-name="Text_20_body">
      <style:paragraph-properties fo:margin-top="0cm" fo:margin-bottom="0cm" loext:contextual-spacing="false" fo:line-height="100%"/>
      <style:text-properties style:font-name="Liberation Serif" officeooo:paragraph-rsid="05363310"/>
    </style:style>
    <style:style style:name="P131" style:family="paragraph" style:parent-style-name="Text_20_body">
      <style:paragraph-properties fo:margin-top="0cm" fo:margin-bottom="0cm" loext:contextual-spacing="false" fo:line-height="100%"/>
      <style:text-properties officeooo:rsid="0541276a" officeooo:paragraph-rsid="0541276a"/>
    </style:style>
    <style:style style:name="P132" style:family="paragraph" style:parent-style-name="Text_20_body">
      <style:paragraph-properties fo:margin-top="0cm" fo:margin-bottom="0cm" loext:contextual-spacing="false" fo:line-height="100%"/>
    </style:style>
    <style:style style:name="P133" style:family="paragraph" style:parent-style-name="Heading_20_2">
      <style:text-properties style:font-name="Liberation Serif" fo:font-size="12pt" style:font-size-asian="10.5pt" style:font-size-complex="12pt"/>
    </style:style>
    <style:style style:name="P134" style:family="paragraph" style:parent-style-name="Standard">
      <style:paragraph-properties fo:line-height="100%"/>
      <style:text-properties style:font-name="Liberation Serif" fo:font-size="12pt" fo:font-weight="normal" officeooo:paragraph-rsid="068cab3e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0d935de" fo:background-color="#ffffff" style:font-size-asian="12pt" style:font-size-complex="12pt"/>
    </style:style>
    <style:style style:name="P136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263684f" fo:background-color="#ffffff" style:font-size-asian="12pt" style:font-size-complex="12pt"/>
    </style:style>
    <style:style style:name="P137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38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10f1a39" style:font-size-asian="12pt" style:font-size-complex="12pt"/>
    </style:style>
    <style:style style:name="P139" style:family="paragraph" style:parent-style-name="Preformatted_20_Text">
      <style:paragraph-properties fo:margin-top="0cm" fo:margin-bottom="0.499cm" loext:contextual-spacing="false" fo:line-height="100%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40" style:family="paragraph" style:parent-style-name="Preformatted_20_Text">
      <style:paragraph-properties fo:margin-top="0cm" fo:margin-bottom="0.499cm" loext:contextual-spacing="false" fo:line-height="100%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41" style:family="paragraph" style:parent-style-name="Preformatted_20_Text">
      <style:paragraph-properties fo:margin-top="0cm" fo:margin-bottom="0.499cm" loext:contextual-spacing="false" fo:line-height="100%"/>
    </style:style>
    <style:style style:name="P142" style:family="paragraph" style:parent-style-name="Preformatted_20_Text">
      <style:paragraph-properties fo:margin-top="0cm" fo:margin-bottom="0.499cm" loext:contextual-spacing="false" fo:line-height="100%"/>
      <style:text-properties officeooo:paragraph-rsid="0648c0a7"/>
    </style:style>
    <style:style style:name="P143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6e5a36f" fo:background-color="#ffffff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margin-top="0cm" fo:margin-bottom="0.499cm" loext:contextual-spacing="false" fo:line-height="100%"/>
      <style:text-properties style:use-window-font-color="true" style:font-name="Liberation Serif" fo:font-size="12pt" fo:font-weight="normal" officeooo:rsid="00256ab9" officeooo:paragraph-rsid="06ea72ae" fo:background-color="#ffffff" style:font-size-asian="12pt" style:font-weight-asian="normal" style:font-size-complex="12pt" style:font-weight-complex="normal"/>
    </style:style>
    <style:style style:name="P145" style:family="paragraph" style:parent-style-name="Preformatted_20_Text">
      <style:paragraph-properties fo:line-height="100%"/>
      <style:text-properties style:font-name="Liberation Serif" fo:font-size="12pt" fo:font-weight="normal" officeooo:rsid="03412b1c" officeooo:paragraph-rsid="03d09061" style:font-size-asian="12pt" style:font-weight-asian="normal" style:font-size-complex="12pt" style:font-weight-complex="normal"/>
    </style:style>
    <style:style style:name="P146" style:family="paragraph" style:parent-style-name="Preformatted_20_Text">
      <style:paragraph-properties fo:line-height="100%"/>
      <style:text-properties style:font-name="Liberation Serif" fo:font-size="12pt" officeooo:paragraph-rsid="059a1ef7" style:font-size-asian="12pt" style:font-size-complex="12pt"/>
    </style:style>
    <style:style style:name="P147" style:family="paragraph" style:parent-style-name="Preformatted_20_Text">
      <style:paragraph-properties fo:line-height="100%"/>
      <style:text-properties style:font-name="Liberation Serif" fo:font-size="12pt" fo:font-weight="bold" officeooo:paragraph-rsid="0582cd17" style:font-size-asian="12pt" style:font-weight-asian="bold" style:font-size-complex="12pt" style:font-weight-complex="bold"/>
    </style:style>
    <style:style style:name="P148" style:family="paragraph" style:parent-style-name="Preformatted_20_Text">
      <style:paragraph-properties fo:line-height="100%"/>
      <style:text-properties style:font-name="Liberation Serif" fo:font-size="12pt" fo:font-weight="bold" officeooo:paragraph-rsid="06b37213" style:font-size-asian="12pt" style:font-weight-asian="bold" style:font-size-complex="12pt" style:font-weight-complex="bold"/>
    </style:style>
    <style:style style:name="P149" style:family="paragraph" style:parent-style-name="Preformatted_20_Text">
      <style:paragraph-properties fo:line-height="100%"/>
    </style:style>
    <style:style style:name="P150" style:family="paragraph" style:parent-style-name="Preformatted_20_Text">
      <style:paragraph-properties fo:line-height="100%"/>
      <style:text-properties officeooo:paragraph-rsid="059a1ef7"/>
    </style:style>
    <style:style style:name="P151" style:family="paragraph" style:parent-style-name="Preformatted_20_Text">
      <style:paragraph-properties fo:line-height="100%"/>
      <style:text-properties officeooo:paragraph-rsid="0696232e"/>
    </style:style>
    <style:style style:name="P152" style:family="paragraph" style:parent-style-name="Text_20_body" style:list-style-name="L6">
      <style:paragraph-properties fo:line-height="100%"/>
      <style:text-properties style:font-name="Liberation Serif" fo:font-size="12pt" officeooo:rsid="050e9760" officeooo:paragraph-rsid="050e9760" style:font-size-asian="12pt" style:font-size-complex="12pt"/>
    </style:style>
    <style:style style:name="P153" style:family="paragraph" style:parent-style-name="Text_20_body" style:list-style-name="L9">
      <style:paragraph-properties fo:line-height="100%"/>
      <style:text-properties officeooo:paragraph-rsid="060ec5cb"/>
    </style:style>
    <style:style style:name="P154" style:family="paragraph" style:parent-style-name="Text_20_body" style:list-style-name="L1">
      <style:paragraph-properties fo:margin-top="0cm" fo:margin-bottom="0cm" loext:contextual-spacing="false" fo:line-height="100%"/>
      <style:text-properties style:font-name="Liberation Serif" fo:font-size="12pt" officeooo:paragraph-rsid="06904467" style:font-size-asian="12pt" style:font-size-complex="12pt"/>
    </style:style>
    <style:style style:name="P155" style:family="paragraph" style:parent-style-name="Text_20_body" style:list-style-name="L3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56" style:family="paragraph" style:parent-style-name="Text_20_body" style:list-style-name="L8">
      <style:paragraph-properties fo:margin-top="0cm" fo:margin-bottom="0cm" loext:contextual-spacing="false" fo:line-height="100%"/>
      <style:text-properties style:font-name="Liberation Serif" fo:font-size="12pt" officeooo:paragraph-rsid="060ec5cb" style:font-size-asian="12pt" style:font-size-complex="12pt"/>
    </style:style>
    <style:style style:name="P157" style:family="paragraph" style:parent-style-name="Text_20_body" style:list-style-name="L2">
      <style:paragraph-properties fo:margin-top="0cm" fo:margin-bottom="0cm" loext:contextual-spacing="false" fo:line-height="100%"/>
      <style:text-properties officeooo:paragraph-rsid="06904467"/>
    </style:style>
    <style:style style:name="P158" style:family="paragraph" style:parent-style-name="Text_20_body" style:list-style-name="L7">
      <style:paragraph-properties fo:margin-top="0cm" fo:margin-bottom="0cm" loext:contextual-spacing="false" fo:line-height="100%"/>
    </style:style>
    <style:style style:name="P159" style:family="paragraph" style:parent-style-name="Text_20_body" style:list-style-name="L10">
      <style:paragraph-properties fo:margin-top="0cm" fo:margin-bottom="0cm" loext:contextual-spacing="false" fo:line-height="100%"/>
      <style:text-properties officeooo:paragraph-rsid="042ce2d9"/>
    </style:style>
    <style:style style:name="P160" style:family="paragraph" style:parent-style-name="Text_20_body">
      <style:paragraph-properties fo:margin-top="0cm" fo:margin-bottom="0.499cm" loext:contextual-spacing="false" fo:line-height="100%"/>
      <style:text-properties style:font-name="Liberation Serif" fo:font-size="12pt" officeooo:rsid="06e68e67" officeooo:paragraph-rsid="06e68e67" fo:background-color="#ffffff" style:font-size-asian="12pt" style:font-size-complex="12pt"/>
    </style:style>
    <style:style style:name="P16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6e68e67" officeooo:paragraph-rsid="06edd86a" style:text-blinking="false" fo:background-color="transparent" style:font-size-asian="12pt" style:font-size-complex="12pt"/>
    </style:style>
    <style:style style:name="P162" style:family="paragraph" style:parent-style-name="Table_20_Contents" style:list-style-name="L4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63" style:family="paragraph" style:parent-style-name="Table_20_Contents" style:list-style-name="L4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64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6e65219" fo:background-color="#ffffff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6edd86a" style:text-blinking="false" fo:background-color="transparent" style:font-size-asian="12pt" style:font-weight-asian="normal" style:font-size-complex="12pt" style:font-weight-complex="normal"/>
    </style:style>
    <style:style style:name="P166" style:family="paragraph" style:parent-style-name="Standard" style:list-style-name="L5">
      <style:paragraph-properties fo:margin-top="0cm" fo:margin-bottom="0cm" loext:contextual-spacing="true" fo:line-height="100%"/>
      <style:text-properties style:font-name="Liberation Serif" fo:font-size="12pt" officeooo:paragraph-rsid="0198a170" style:font-size-asian="12pt" style:font-size-complex="12pt"/>
    </style:style>
    <style:style style:name="P167" style:family="paragraph" style:parent-style-name="Standard" style:list-style-name="L5">
      <style:paragraph-properties fo:margin-top="0cm" fo:margin-bottom="0cm" loext:contextual-spacing="true" fo:line-height="100%"/>
      <style:text-properties style:font-name="Liberation Serif" fo:font-size="12pt" officeooo:paragraph-rsid="04730752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d59520" style:font-weight-asian="bold" style:font-weight-complex="bold"/>
    </style:style>
    <style:style style:name="T4" style:family="text">
      <style:text-properties fo:font-weight="bold" officeooo:rsid="046ce04c" style:font-weight-asian="bold" style:font-weight-complex="bold"/>
    </style:style>
    <style:style style:name="T5" style:family="text">
      <style:text-properties fo:font-weight="bold" officeooo:rsid="0475b022" style:font-weight-asian="bold" style:font-weight-complex="bold"/>
    </style:style>
    <style:style style:name="T6" style:family="text">
      <style:text-properties fo:font-weight="bold" officeooo:rsid="047f33fc" style:font-weight-asian="bold" style:font-weight-complex="bold"/>
    </style:style>
    <style:style style:name="T7" style:family="text">
      <style:text-properties fo:font-weight="bold" officeooo:rsid="0479485d" style:font-weight-asian="bold" style:font-weight-complex="bold"/>
    </style:style>
    <style:style style:name="T8" style:family="text">
      <style:text-properties fo:font-weight="bold" officeooo:rsid="0475dcbd" style:font-weight-asian="bold" style:font-weight-complex="bold"/>
    </style:style>
    <style:style style:name="T9" style:family="text">
      <style:text-properties fo:font-weight="bold" officeooo:rsid="0453d932" style:font-weight-asian="bold" style:font-weight-complex="bold"/>
    </style:style>
    <style:style style:name="T10" style:family="text">
      <style:text-properties fo:font-weight="bold" officeooo:rsid="0495a919" style:font-weight-asian="bold" style:font-weight-complex="bold"/>
    </style:style>
    <style:style style:name="T11" style:family="text">
      <style:text-properties fo:font-weight="bold" officeooo:rsid="0524eaa9" style:font-weight-asian="bold" style:font-weight-complex="bold"/>
    </style:style>
    <style:style style:name="T12" style:family="text">
      <style:text-properties fo:font-weight="bold" officeooo:rsid="00369093" style:font-weight-asian="bold" style:font-weight-complex="bold"/>
    </style:style>
    <style:style style:name="T13" style:family="text">
      <style:text-properties fo:font-weight="bold" officeooo:rsid="05277aa5" style:font-weight-asian="bold" style:font-weight-complex="bold"/>
    </style:style>
    <style:style style:name="T14" style:family="text">
      <style:text-properties fo:font-weight="bold" officeooo:rsid="05420471" style:font-weight-asian="bold" style:font-weight-complex="bold"/>
    </style:style>
    <style:style style:name="T15" style:family="text">
      <style:text-properties fo:font-weight="bold" officeooo:rsid="05451dce" style:font-weight-asian="bold" style:font-weight-complex="bold"/>
    </style:style>
    <style:style style:name="T16" style:family="text">
      <style:text-properties fo:font-weight="bold" officeooo:rsid="037c11ce" style:font-weight-asian="bold" style:font-weight-complex="bold"/>
    </style:style>
    <style:style style:name="T17" style:family="text">
      <style:text-properties fo:font-weight="bold" officeooo:rsid="05508642" style:font-weight-asian="bold" style:font-weight-complex="bold"/>
    </style:style>
    <style:style style:name="T18" style:family="text">
      <style:text-properties fo:font-weight="bold" officeooo:rsid="03412b1c" style:font-weight-asian="bold" style:font-weight-complex="bold"/>
    </style:style>
    <style:style style:name="T19" style:family="text">
      <style:text-properties fo:font-weight="bold" officeooo:rsid="05232213" style:font-weight-asian="bold" style:font-weight-complex="bold"/>
    </style:style>
    <style:style style:name="T20" style:family="text">
      <style:text-properties fo:font-weight="bold" officeooo:rsid="06d383fc" style:font-weight-asian="bold" style:font-weight-complex="bold"/>
    </style:style>
    <style:style style:name="T21" style:family="text">
      <style:text-properties fo:font-weight="bold" officeooo:rsid="06d85d0e" style:font-weight-asian="bold" style:font-weight-complex="bold"/>
    </style:style>
    <style:style style:name="T22" style:family="text">
      <style:text-properties fo:font-weight="bold" officeooo:rsid="06d9e972" style:font-weight-asian="bold" style:font-weight-complex="bold"/>
    </style:style>
    <style:style style:name="T23" style:family="text">
      <style:text-properties fo:font-weight="bold" officeooo:rsid="06da8bec" style:font-weight-asian="bold" style:font-weight-complex="bold"/>
    </style:style>
    <style:style style:name="T24" style:family="text">
      <style:text-properties fo:font-weight="bold" officeooo:rsid="06e31438" style:font-weight-asian="bold" style:font-weight-complex="bold"/>
    </style:style>
    <style:style style:name="T25" style:family="text">
      <style:text-properties fo:font-weight="bold" officeooo:rsid="061c2919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46ce04c" style:font-size-asian="12pt" style:font-size-complex="12pt"/>
    </style:style>
    <style:style style:name="T28" style:family="text">
      <style:text-properties style:font-name="Liberation Serif" fo:font-size="12pt" officeooo:rsid="06952fe4" style:font-size-asian="12pt" style:font-size-complex="12pt"/>
    </style:style>
    <style:style style:name="T29" style:family="text">
      <style:text-properties style:font-name="Liberation Serif" fo:font-size="12pt" officeooo:rsid="0696232e" style:font-size-asian="12pt" style:font-size-complex="12pt"/>
    </style:style>
    <style:style style:name="T30" style:family="text">
      <style:text-properties style:font-name="Liberation Serif" fo:font-size="12pt" officeooo:rsid="069788e5" style:font-size-asian="12pt" style:font-size-complex="12pt"/>
    </style:style>
    <style:style style:name="T31" style:family="text">
      <style:text-properties style:font-name="Liberation Serif" fo:font-size="12pt" officeooo:rsid="069850b5" style:font-size-asian="12pt" style:font-size-complex="12pt"/>
    </style:style>
    <style:style style:name="T32" style:family="text">
      <style:text-properties style:font-name="Liberation Serif" fo:font-size="12pt" officeooo:rsid="06d383fc" style:font-size-asian="12pt" style:font-size-complex="12pt"/>
    </style:style>
    <style:style style:name="T33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34" style:family="text">
      <style:text-properties style:font-name="Liberation Serif" fo:font-size="12pt" fo:language="en" fo:country="US" style:font-size-asian="12pt" style:font-size-complex="12pt"/>
    </style:style>
    <style:style style:name="T3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6" style:family="text">
      <style:text-properties style:font-name="Liberation Serif" fo:font-size="12pt" fo:font-weight="bold" officeooo:rsid="03412b1c" style:font-size-asian="12pt" style:font-weight-asian="bold" style:font-size-complex="12pt" style:font-weight-complex="bold"/>
    </style:style>
    <style:style style:name="T37" style:family="text">
      <style:text-properties style:font-name="Liberation Serif" fo:font-size="12pt" fo:font-weight="bold" officeooo:rsid="06904467" style:font-size-asian="12pt" style:font-weight-asian="bold" style:font-size-complex="12pt" style:font-weight-complex="bold"/>
    </style:style>
    <style:style style:name="T38" style:family="text">
      <style:text-properties style:font-name="Liberation Serif" fo:font-size="12pt" fo:font-weight="bold" officeooo:rsid="069850b5" style:font-size-asian="12pt" style:font-weight-asian="bold" style:font-size-complex="12pt" style:font-weight-complex="bold"/>
    </style:style>
    <style:style style:name="T3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font-weight="normal" officeooo:rsid="06901d39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font-weight="normal" officeooo:rsid="06904467" style:font-size-asian="12pt" style:font-weight-asian="normal" style:font-size-complex="12pt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42ab8d4" style:font-weight-asian="normal" style:font-weight-complex="normal"/>
    </style:style>
    <style:style style:name="T44" style:family="text">
      <style:text-properties fo:font-weight="normal" officeooo:rsid="0453d932" style:font-weight-asian="normal" style:font-weight-complex="normal"/>
    </style:style>
    <style:style style:name="T45" style:family="text">
      <style:text-properties fo:font-weight="normal" officeooo:rsid="05277aa5" style:font-weight-asian="normal" style:font-weight-complex="normal"/>
    </style:style>
    <style:style style:name="T46" style:family="text">
      <style:text-properties fo:font-weight="normal" officeooo:rsid="05363310" style:font-weight-asian="normal" style:font-weight-complex="normal"/>
    </style:style>
    <style:style style:name="T47" style:family="text">
      <style:text-properties fo:font-weight="normal" officeooo:rsid="054444cd" style:font-weight-asian="normal" style:font-weight-complex="normal"/>
    </style:style>
    <style:style style:name="T48" style:family="text">
      <style:text-properties fo:font-weight="normal" officeooo:rsid="05232213" style:font-weight-asian="normal" style:font-weight-complex="normal"/>
    </style:style>
    <style:style style:name="T49" style:family="text">
      <style:text-properties fo:font-weight="normal" officeooo:rsid="067d033e" style:font-weight-asian="normal" style:font-weight-complex="normal"/>
    </style:style>
    <style:style style:name="T50" style:family="text">
      <style:text-properties fo:font-weight="normal" officeooo:rsid="06e3ff8f" style:font-weight-asian="normal" style:font-weight-complex="normal"/>
    </style:style>
    <style:style style:name="T51" style:family="text">
      <style:text-properties style:font-weight-asian="bold" style:font-weight-complex="bold"/>
    </style:style>
    <style:style style:name="T52" style:family="text">
      <style:text-properties fo:language="en" fo:country="US" fo:font-weight="bold"/>
    </style:style>
    <style:style style:name="T53" style:family="text">
      <style:text-properties fo:language="en" fo:country="US" fo:font-weight="bold" style:font-weight-asian="bold" style:font-weight-complex="bold"/>
    </style:style>
    <style:style style:name="T54" style:family="text">
      <style:text-properties fo:language="en" fo:country="US" fo:font-weight="bold" officeooo:rsid="02d59520" style:font-weight-asian="bold" style:font-weight-complex="bold"/>
    </style:style>
    <style:style style:name="T55" style:family="text">
      <style:text-properties fo:language="en" fo:country="US" fo:font-weight="bold" officeooo:rsid="046ce04c" style:font-weight-asian="bold" style:font-weight-complex="bold"/>
    </style:style>
    <style:style style:name="T56" style:family="text">
      <style:text-properties fo:language="en" fo:country="US" fo:font-weight="bold" officeooo:rsid="06a4771b" style:font-weight-asian="bold" style:font-weight-complex="bold"/>
    </style:style>
    <style:style style:name="T57" style:family="text">
      <style:text-properties fo:language="en" fo:country="US" fo:font-weight="bold" officeooo:rsid="06d21a6b" style:font-weight-asian="bold" style:font-weight-complex="bold"/>
    </style:style>
    <style:style style:name="T58" style:family="text">
      <style:text-properties fo:language="en" fo:country="US" fo:font-weight="bold" officeooo:rsid="06d383fc" style:font-weight-asian="bold" style:font-weight-complex="bold"/>
    </style:style>
    <style:style style:name="T59" style:family="text">
      <style:text-properties officeooo:rsid="007743e6"/>
    </style:style>
    <style:style style:name="T60" style:family="text">
      <style:text-properties officeooo:rsid="009ccf87"/>
    </style:style>
    <style:style style:name="T61" style:family="text">
      <style:text-properties officeooo:rsid="00e883eb"/>
    </style:style>
    <style:style style:name="T62" style:family="text">
      <style:text-properties officeooo:rsid="01c729e2"/>
    </style:style>
    <style:style style:name="T63" style:family="text">
      <style:text-properties officeooo:rsid="0263684f"/>
    </style:style>
    <style:style style:name="T64" style:family="text">
      <style:text-properties officeooo:rsid="0270a0db"/>
    </style:style>
    <style:style style:name="T65" style:family="text">
      <style:text-properties officeooo:rsid="02befdb2"/>
    </style:style>
    <style:style style:name="T66" style:family="text">
      <style:text-properties officeooo:rsid="0198a170"/>
    </style:style>
    <style:style style:name="T67" style:family="text">
      <style:text-properties officeooo:rsid="01a0b5ab"/>
    </style:style>
    <style:style style:name="T68" style:family="text">
      <style:text-properties officeooo:rsid="019f26e1"/>
    </style:style>
    <style:style style:name="T69" style:family="text">
      <style:text-properties officeooo:rsid="015780b8"/>
    </style:style>
    <style:style style:name="T70" style:family="text">
      <style:text-properties officeooo:rsid="0475b022"/>
    </style:style>
    <style:style style:name="T71" style:family="text">
      <style:text-properties officeooo:rsid="047e6a84"/>
    </style:style>
    <style:style style:name="T72" style:family="text">
      <style:text-properties officeooo:rsid="047f33fc"/>
    </style:style>
    <style:style style:name="T73" style:family="text">
      <style:text-properties officeooo:rsid="048fb4be"/>
    </style:style>
    <style:style style:name="T74" style:family="text">
      <style:text-properties officeooo:rsid="0490504d"/>
    </style:style>
    <style:style style:name="T75" style:family="text">
      <style:text-properties officeooo:rsid="049215b2"/>
    </style:style>
    <style:style style:name="T76" style:family="text">
      <style:text-properties officeooo:rsid="049d108b"/>
    </style:style>
    <style:style style:name="T77" style:family="text">
      <style:text-properties officeooo:rsid="04ed01ed"/>
    </style:style>
    <style:style style:name="T78" style:family="text">
      <style:text-properties officeooo:rsid="04f668ae"/>
    </style:style>
    <style:style style:name="T79" style:family="text">
      <style:text-properties officeooo:rsid="050b0b0b"/>
    </style:style>
    <style:style style:name="T80" style:family="text">
      <style:text-properties officeooo:rsid="050bf741"/>
    </style:style>
    <style:style style:name="T81" style:family="text">
      <style:text-properties officeooo:rsid="05277aa5"/>
    </style:style>
    <style:style style:name="T82" style:family="text">
      <style:text-properties style:text-position="0% 100%" officeooo:rsid="05363310"/>
    </style:style>
    <style:style style:name="T83" style:family="text">
      <style:text-properties style:text-position="0% 100%" officeooo:rsid="054444cd"/>
    </style:style>
    <style:style style:name="T84" style:family="text">
      <style:text-properties officeooo:rsid="053d131a"/>
    </style:style>
    <style:style style:name="T85" style:family="text">
      <style:text-properties officeooo:rsid="053d5275"/>
    </style:style>
    <style:style style:name="T86" style:family="text">
      <style:text-properties officeooo:rsid="05420471"/>
    </style:style>
    <style:style style:name="T87" style:family="text">
      <style:text-properties officeooo:rsid="05451dce"/>
    </style:style>
    <style:style style:name="T88" style:family="text">
      <style:text-properties officeooo:rsid="037c11ce"/>
    </style:style>
    <style:style style:name="T89" style:family="text">
      <style:text-properties officeooo:rsid="0549d831"/>
    </style:style>
    <style:style style:name="T90" style:family="text">
      <style:text-properties officeooo:rsid="054dfdfc"/>
    </style:style>
    <style:style style:name="T91" style:family="text">
      <style:text-properties officeooo:rsid="05508642"/>
    </style:style>
    <style:style style:name="T92" style:family="text">
      <style:text-properties officeooo:rsid="058c0998"/>
    </style:style>
    <style:style style:name="T93" style:family="text">
      <style:text-properties officeooo:rsid="0590edac"/>
    </style:style>
    <style:style style:name="T94" style:family="text">
      <style:text-properties officeooo:rsid="05b01bee"/>
    </style:style>
    <style:style style:name="T95" style:family="text">
      <style:text-properties officeooo:rsid="05d60e13"/>
    </style:style>
    <style:style style:name="T96" style:family="text">
      <style:text-properties fo:font-size="11pt" fo:font-weight="bold" officeooo:rsid="05d60e13" style:font-size-asian="11pt" style:font-weight-asian="bold" style:font-size-complex="11pt" style:font-weight-complex="bold"/>
    </style:style>
    <style:style style:name="T97" style:family="text">
      <style:text-properties officeooo:rsid="05eb1545"/>
    </style:style>
    <style:style style:name="T98" style:family="text">
      <style:text-properties officeooo:rsid="05ebe0f8"/>
    </style:style>
    <style:style style:name="T99" style:family="text">
      <style:text-properties officeooo:rsid="06227872"/>
    </style:style>
    <style:style style:name="T100" style:family="text">
      <style:text-properties officeooo:rsid="06269fde"/>
    </style:style>
    <style:style style:name="T101" style:family="text">
      <style:text-properties officeooo:rsid="0636286d"/>
    </style:style>
    <style:style style:name="T102" style:family="text">
      <style:text-properties officeooo:rsid="063aa2f6"/>
    </style:style>
    <style:style style:name="T103" style:family="text">
      <style:text-properties officeooo:rsid="063c9b65"/>
    </style:style>
    <style:style style:name="T104" style:family="text">
      <style:text-properties officeooo:rsid="063ff7e8"/>
    </style:style>
    <style:style style:name="T105" style:family="text">
      <style:text-properties officeooo:rsid="06425d05"/>
    </style:style>
    <style:style style:name="T106" style:family="text">
      <style:text-properties officeooo:rsid="05232213"/>
    </style:style>
    <style:style style:name="T107" style:family="text">
      <style:text-properties officeooo:rsid="065ec72c"/>
    </style:style>
    <style:style style:name="T108" style:family="text">
      <style:text-properties fo:font-size="10pt" style:font-size-asian="10pt" style:font-size-complex="10pt"/>
    </style:style>
    <style:style style:name="T109" style:family="text">
      <style:text-properties officeooo:rsid="06682c26"/>
    </style:style>
    <style:style style:name="T110" style:family="text">
      <style:text-properties officeooo:rsid="0675c715"/>
    </style:style>
    <style:style style:name="T111" style:family="text">
      <style:text-properties officeooo:rsid="06803c90"/>
    </style:style>
    <style:style style:name="T112" style:family="text">
      <style:text-properties officeooo:rsid="0687982e"/>
    </style:style>
    <style:style style:name="T113" style:family="text">
      <style:text-properties officeooo:rsid="068a5694"/>
    </style:style>
    <style:style style:name="T114" style:family="text">
      <style:text-properties officeooo:rsid="068ba83d"/>
    </style:style>
    <style:style style:name="T115" style:family="text">
      <style:text-properties officeooo:rsid="068da2e3"/>
    </style:style>
    <style:style style:name="T116" style:family="text">
      <style:text-properties officeooo:rsid="068e966e"/>
    </style:style>
    <style:style style:name="T117" style:family="text">
      <style:text-properties officeooo:rsid="06ac0c21"/>
    </style:style>
    <style:style style:name="T118" style:family="text">
      <style:text-properties officeooo:rsid="06b270d4"/>
    </style:style>
    <style:style style:name="T119" style:family="text">
      <style:text-properties officeooo:rsid="06b30c95"/>
    </style:style>
    <style:style style:name="T120" style:family="text">
      <style:text-properties officeooo:rsid="06b75bc9"/>
    </style:style>
    <style:style style:name="T121" style:family="text">
      <style:text-properties officeooo:rsid="06ba5902"/>
    </style:style>
    <style:style style:name="T122" style:family="text">
      <style:text-properties officeooo:rsid="06ba9606"/>
    </style:style>
    <style:style style:name="T123" style:family="text">
      <style:text-properties officeooo:rsid="06bbde02"/>
    </style:style>
    <style:style style:name="T124" style:family="text">
      <style:text-properties officeooo:rsid="06bf2756"/>
    </style:style>
    <style:style style:name="T125" style:family="text">
      <style:text-properties officeooo:rsid="06c11781"/>
    </style:style>
    <style:style style:name="T126" style:family="text">
      <style:text-properties officeooo:rsid="03516d9f"/>
    </style:style>
    <style:style style:name="T127" style:family="text">
      <style:text-properties officeooo:rsid="06cc6716"/>
    </style:style>
    <style:style style:name="T128" style:family="text">
      <style:text-properties officeooo:rsid="06cd8bd2"/>
    </style:style>
    <style:style style:name="T129" style:family="text">
      <style:text-properties officeooo:rsid="06ce8131"/>
    </style:style>
    <style:style style:name="T130" style:family="text">
      <style:text-properties officeooo:rsid="06ced513"/>
    </style:style>
    <style:style style:name="T131" style:family="text">
      <style:text-properties officeooo:rsid="06cef674"/>
    </style:style>
    <style:style style:name="T132" style:family="text">
      <style:text-properties officeooo:rsid="06d2d734"/>
    </style:style>
    <style:style style:name="T133" style:family="text">
      <style:text-properties officeooo:rsid="06d8b3dc"/>
    </style:style>
    <style:style style:name="T134" style:family="text">
      <style:text-properties officeooo:rsid="06d969fc"/>
    </style:style>
    <style:style style:name="T135" style:family="text">
      <style:text-properties officeooo:rsid="06d9e972"/>
    </style:style>
    <style:style style:name="T136" style:family="text">
      <style:text-properties officeooo:rsid="06da8bec"/>
    </style:style>
    <style:style style:name="T137" style:family="text">
      <style:text-properties officeooo:rsid="06dfcae4"/>
    </style:style>
    <style:style style:name="T138" style:family="text">
      <style:text-properties officeooo:rsid="06e15ca5"/>
    </style:style>
    <style:style style:name="T139" style:family="text">
      <style:text-properties officeooo:rsid="002d4cf0"/>
    </style:style>
    <style:style style:name="T140" style:family="text">
      <style:text-properties officeooo:rsid="002f4af5"/>
    </style:style>
    <style:style style:name="T141" style:family="text">
      <style:text-properties officeooo:rsid="06e95db6"/>
    </style:style>
    <style:style style:name="T142" style:family="text">
      <style:text-properties officeooo:rsid="00371e2f"/>
    </style:style>
    <style:style style:name="T143" style:family="text">
      <style:text-properties officeooo:rsid="06ec1d1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1" text:outline-level="1"><text:bookmark text:name="firstHeading"/><text:span text:style-name="T33">Python</text:span><text:span text:style-name="T34">/C2/</text:span><text:span text:style-name="T26">Accessing p</text:span><text:span text:style-name="T27">arts</text:span><text:span text:style-name="T26"> of arrays-</text:span><text:span text:style-name="T32">I</text:span><text:span text:style-name="T34">/English</text:span></text:h>
      <text:p text:style-name="P1"/>
      <text:section text:style-name="Sect1" text:name="bodyContent">
        <text:p text:style-name="P4"/>
        <text:section text:style-name="Sect1" text:name="contentSub">
          <text:p text:style-name="P4"><text:s/></text:p>
        </text:section>
      </text:section>
      <text:section text:style-name="Sect2" text:name="mw-content-text">
        <text:p text:style-name="P2"><text:span text:style-name="T1">Title of script</text:span>: <text:span text:style-name="T3">Accessing p</text:span><text:span text:style-name="T4">arts</text:span><text:span text:style-name="T3"> of arrays-</text:span><text:span text:style-name="T20">I</text:span></text:p>
        <text:p text:style-name="P3">Author: <text:span text:style-name="T60">Aditya Palaparthy</text:span></text:p>
        <text:p text:style-name="P4"><text:span text:style-name="T52">Keywords: </text:span><text:span text:style-name="T53">Python</text:span><text:span text:style-name="T52">, </text:span><text:span text:style-name="T53">Ipython,</text:span><text:span text:style-name="T56"> ar</text:span><text:span text:style-name="T57">ange, reshape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90">Visual Cue</text:p>
            </table:table-cell>
            <table:table-cell table:style-name="Table1.A1" office:value-type="string">
              <text:p text:style-name="P90">Narration</text:p>
            </table:table-cell>
          </table:table-row>
          <table:table-row>
            <table:table-cell table:style-name="Table1.A1" office:value-type="string">
              <text:p text:style-name="P61">Show Slide </text:p>
              <text:p text:style-name="P5">containing title, name of the production team along with the logo of MHRD </text:p>
            </table:table-cell>
            <table:table-cell table:style-name="Table1.A1" office:value-type="string">
              <text:p text:style-name="P93">Hello Friends. Welcome to the tutorial on "<text:span text:style-name="T54">Accessing p</text:span><text:span text:style-name="T55">arts</text:span><text:span text:style-name="T54"> of arrays-</text:span><text:span text:style-name="T58">I</text:span>". </text:p>
            </table:table-cell>
          </table:table-row>
          <table:table-row>
            <table:table-cell table:style-name="Table1.A1" office:value-type="string">
              <text:p text:style-name="P62">Show Slide </text:p>
              <text:p text:style-name="P62"><text:span text:style-name="T65">O</text:span>bjectives </text:p>
              <text:p text:style-name="P92"/>
            </table:table-cell>
            <table:table-cell table:style-name="Table1.A1" office:value-type="string">
              <text:p text:style-name="P63"><text:span text:style-name="T66">At the end of</text:span> this tutorial, <text:span text:style-name="T69">we will learn to-</text:span> </text:p>
              <text:list xml:id="list7341625421467269622" text:style-name="L1">
                <text:list-item>
                  <text:p text:style-name="P154"><text:span text:style-name="T42">Access and change individual </text:span><text:span text:style-name="T2">elements</text:span><text:span text:style-name="T42"> of </text:span></text:p>
                </text:list-item>
              </text:list>
              <text:list xml:id="list987671530762179194" text:style-name="L2">
                <text:list-item>
                  <text:p text:style-name="P157"><text:span text:style-name="T40">single </text:span><text:span text:style-name="T41">dimensional </text:span><text:span text:style-name="T37">arrays.</text:span></text:p>
                </text:list-item>
                <text:list-item>
                  <text:p text:style-name="P157"><text:span text:style-name="T40">multi dimensional </text:span><text:span text:style-name="T35">arrays</text:span><text:span text:style-name="T39">.</text:span><text:span text:style-name="T35"> </text:span></text:p>
                </text:list-item>
              </text:list>
              <text:list xml:id="list205511114223103" text:continue-list="list7341625421467269622" text:style-name="L3">
                <text:list-item>
                  <text:p text:style-name="P155">Access and change <text:span text:style-name="T2">rows</text:span> and <text:span text:style-name="T2">columns</text:span> of <text:span text:style-name="T2">arrays</text:span>. </text:p>
                </text:list-item>
                <text:list-item>
                  <text:p text:style-name="P155">Access and change <text:span text:style-name="T113">the elements</text:span> <text:span text:style-name="T112">of</text:span> an array, using <text:span text:style-name="T2">slicing</text:span> and <text:span text:style-name="T2">striding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92">Show Slide </text:p>
              <text:p text:style-name="P92">System <text:span text:style-name="T141">Specifications</text:span> </text:p>
            </table:table-cell>
            <table:table-cell table:style-name="Table1.A4" office:value-type="string">
              <text:p text:style-name="P92">To record this tutorial, I am using </text:p>
              <text:list xml:id="list931259732803373850" text:style-name="L4">
                <text:list-item>
                  <text:p text:style-name="P162"><text:span text:style-name="T1">Ubuntu Linux 14.04</text:span> operating system</text:p>
                </text:list-item>
                <text:list-item>
                  <text:p text:style-name="P163"><text:span text:style-name="T51">Python</text:span> 2.7.6</text:p>
                </text:list-item>
                <text:list-item>
                  <text:p text:style-name="P162"><text:span text:style-name="T2">IPython</text:span><text:span text:style-name="T1"> </text:span><text:span text:style-name="T25">4</text:span><text:span text:style-name="T1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61">Show Slide </text:p>
              <text:p text:style-name="P5">Pre-requisite slide </text:p>
            </table:table-cell>
            <table:table-cell table:style-name="Table1.A4" office:value-type="string">
              <text:p text:style-name="P61">To <text:span text:style-name="T67">practise</text:span> this tutorial, <text:span text:style-name="T68">you </text:span>should know how to </text:p>
              <text:list xml:id="list6039769951920437324" text:style-name="L5">
                <text:list-item>
                  <text:p text:style-name="P166">run basic <text:span text:style-name="T2">Python </text:span>commands on the <text:span text:style-name="T21">IP</text:span><text:span text:style-name="T2">ython console</text:span></text:p>
                </text:list-item>
                <text:list-item>
                  <text:p text:style-name="P167"><text:span text:style-name="T50">use</text:span><text:span text:style-name="T2"> arrays.</text:span></text:p>
                </text:list-item>
              </text:list>
              <text:p text:style-name="P118"/>
              <text:p text:style-name="P119">If not, <text:span text:style-name="T66">see the pre-requisite</text:span> <text:span text:style-name="T2">Python </text:span>tutorials <text:span text:style-name="T66">on </text:span>this website.</text:p>
            </table:table-cell>
          </table:table-row>
          <table:table-row table:style-name="Table1.6">
            <table:table-cell table:style-name="Table1.A6" office:value-type="string">
              <text:p text:style-name="P67">[Terminal]</text:p>
              <text:p text:style-name="P111"><text:span text:style-name="T2">ipython --</text:span><text:span text:style-name="T7">pylab</text:span><text:span text:style-name="T2"> </text:span></text:p>
            </table:table-cell>
            <table:table-cell table:style-name="Table1.A6" office:value-type="string">
              <text:p text:style-name="P122">Let us start <text:span text:style-name="T2">ipython</text:span> <text:span text:style-name="T70">with </text:span><text:span text:style-name="T5">pylab</text:span><text:span text:style-name="T70">.</text:span></text:p>
              <text:p text:style-name="P122"/>
              <text:p text:style-name="P122"><text:span text:style-name="T59">O</text:span>pen the <text:span text:style-name="T2">terminal</text:span> and <text:span text:style-name="T62">T</text:span>ype <text:span text:style-name="T2">ipython --</text:span><text:span text:style-name="T8">pylab </text:span><text:span text:style-name="T44">and press </text:span><text:span text:style-name="T9">Enter</text:span></text:p>
            </table:table-cell>
          </table:table-row>
          <table:table-row table:style-name="Table1.7">
            <table:table-cell table:style-name="Table1.A6" office:value-type="string">
              <text:p text:style-name="P39">Show Slide</text:p>
              <text:p text:style-name="P5"><text:span text:style-name="T132">Sample </text:span>Arrays</text:p>
              <text:p text:style-name="P15"/>
            </table:table-cell>
            <table:table-cell table:style-name="Table1.A6" office:value-type="string">
              <text:p text:style-name="P64">Let us begin with the help of an example. </text:p>
              <text:p text:style-name="P65"><text:span text:style-name="T133">Consider</text:span> two <text:span text:style-name="T2">arrays</text:span>, A and C.</text:p>
              <text:p text:style-name="P65"><text:span text:style-name="T71">W</text:span>e will use <text:span text:style-name="T72">these </text:span><text:span text:style-name="T6">arrays</text:span> through<text:span text:style-name="T134">out</text:span> this tutorial. </text:p>
            </table:table-cell>
          </table:table-row>
          <table:table-row>
            <table:table-cell table:style-name="Table1.A1" office:value-type="string">
              <text:p text:style-name="P35">[Ipython <text:span text:style-name="T76">Console</text:span>]</text:p>
              <text:p text:style-name="P35"/>
              <text:p text:style-name="P27">A = a<text:span text:style-name="T118">range(1,6)</text:span></text:p>
              <text:p text:style-name="P148">C = <text:span text:style-name="T119">arange(1,26).reshape(5,5)</text:span></text:p>
              <text:p text:style-name="P35"/>
            </table:table-cell>
            <table:table-cell table:style-name="Table1.A1" office:value-type="string">
              <text:p text:style-name="P80"/>
              <text:p text:style-name="P79">Type </text:p>
              <text:p text:style-name="P26">A = a<text:span text:style-name="T118">range(1,6)</text:span></text:p>
              <text:p text:style-name="P147">C = <text:span text:style-name="T119">arange(1,26).reshape(5,5)</text:span></text:p>
              <text:p text:style-name="P123">Let us begin <text:span text:style-name="T73">by</text:span> <text:span text:style-name="T2">accessing</text:span> individual <text:span text:style-name="T2">elements</text:span>. </text:p>
              <text:p text:style-name="P124"><text:span text:style-name="T74">L</text:span>et us first do it with the <text:span text:style-name="T2">one</text:span>-<text:span text:style-name="T2">dimensional</text:span> <text:span text:style-name="T2">array</text:span> A.</text:p>
              <text:p text:style-name="P6"><text:span text:style-name="T75">T</text:span>hen do the same thing with the <text:span text:style-name="T2">two</text:span>-<text:span text:style-name="T2">dimensional</text:span> <text:span text:style-name="T2">array</text:span>. </text:p>
            </table:table-cell>
          </table:table-row>
          <text:soft-page-break/>
          <table:table-row>
            <table:table-cell table:style-name="Table1.A6" office:value-type="string">
              <text:p text:style-name="P36">[Ipython <text:span text:style-name="T76">Console</text:span>]</text:p>
              <text:p text:style-name="P28">A</text:p>
              <text:p text:style-name="P28">C</text:p>
            </table:table-cell>
            <table:table-cell table:style-name="Table1.A6" office:value-type="string">
              <text:p text:style-name="P83">Let us see the contents of A and C.</text:p>
              <text:p text:style-name="P84">Type</text:p>
              <text:p text:style-name="P29">A</text:p>
              <text:p text:style-name="P29">C</text:p>
            </table:table-cell>
          </table:table-row>
          <table:table-row>
            <table:table-cell table:style-name="Table1.A6" office:value-type="string">
              <text:p text:style-name="P33">[Ipython <text:span text:style-name="T76">Console</text:span>]</text:p>
              <text:p text:style-name="P33"/>
              <text:p text:style-name="P23">A[2] </text:p>
            </table:table-cell>
            <table:table-cell table:style-name="Table1.A6" office:value-type="string">
              <text:p text:style-name="P113">To access, the element 3 in array A, we say, A of 2.</text:p>
              <text:p text:style-name="P113"/>
              <text:p text:style-name="P114"><text:span text:style-name="T106">Type </text:span><text:span text:style-name="T10">A[2] </text:span><text:span text:style-name="T48">and</text:span><text:span text:style-name="T19"> </text:span><text:span text:style-name="T48">press </text:span><text:span text:style-name="T11">E</text:span><text:span text:style-name="T19">nter</text:span><text:span text:style-name="T48">.</text:span><text:span text:style-name="T42"> </text:span></text:p>
            </table:table-cell>
          </table:table-row>
          <table:table-row>
            <table:table-cell table:style-name="Table1.A6" office:value-type="string">
              <text:p text:style-name="P34">[Ipython <text:span text:style-name="T76">Console</text:span>]</text:p>
              <text:p text:style-name="P34"/>
              <text:p text:style-name="P95"><text:span text:style-name="T2">C[2, 3]</text:span> </text:p>
              <text:p text:style-name="P91"><text:s/></text:p>
            </table:table-cell>
            <table:table-cell table:style-name="Table1.A6" office:value-type="string">
              <text:p text:style-name="P66">Now, let us access the <text:span text:style-name="T2">element</text:span> <text:span text:style-name="T120">1</text:span>4 from C. </text:p>
              <text:p text:style-name="P60"><text:span text:style-name="T120">1</text:span>4 is in the third <text:span text:style-name="T2">row</text:span> and the fourth <text:span text:style-name="T2">column</text:span>.</text:p>
              <text:p text:style-name="P125">To do this, we say, C of 2,3.</text:p>
              <text:p text:style-name="P125"><text:span text:style-name="T81">Type </text:span><text:span text:style-name="T12">C[2, 3] </text:span><text:span text:style-name="T45">and press </text:span><text:span text:style-name="T13">Enter</text:span><text:span text:style-name="T45">.</text:span></text:p>
            </table:table-cell>
          </table:table-row>
          <table:table-row>
            <table:table-cell table:style-name="Table1.A4" office:value-type="string">
              <text:p text:style-name="P30">[IPython Console]</text:p>
              <text:p text:style-name="P30"/>
              <text:p text:style-name="P19">A[2] = -3</text:p>
              <text:p text:style-name="P139">C[2, 3] = -<text:span text:style-name="T121">1</text:span>4</text:p>
              <text:p text:style-name="P38"/>
            </table:table-cell>
            <table:table-cell table:style-name="Table1.A4" office:value-type="string">
              <text:p text:style-name="P129">We shall <text:span text:style-name="T101">now </text:span>change 3 to -3 in A and <text:span text:style-name="T122">14 to -14 in </text:span>C. </text:p>
              <text:p text:style-name="P130"><text:span text:style-name="T114">For this </text:span>we simply assign the new <text:span text:style-name="T2">value</text:span> after accessing the <text:span text:style-name="T2">element</text:span>. </text:p>
              <text:p text:style-name="P128">Type </text:p>
              <text:p text:style-name="P126">A[2] = -3</text:p>
              <text:p text:style-name="P127">C[2, 3] = -<text:span text:style-name="T123">1</text:span>4 <text:span text:style-name="T46">and press </text:span><text:span text:style-name="T82">Enter.</text:span></text:p>
            </table:table-cell>
          </table:table-row>
          <table:table-row>
            <table:table-cell table:style-name="Table1.A4" office:value-type="string">
              <text:p text:style-name="P31">[IPython Console]</text:p>
              <text:p text:style-name="P16">A[2] </text:p>
              <text:p text:style-name="P139">C[2,3]</text:p>
            </table:table-cell>
            <table:table-cell table:style-name="Table1.A4" office:value-type="string">
              <text:p text:style-name="P53">Let us check our operations.</text:p>
              <text:p text:style-name="P53"/>
              <text:p text:style-name="P54">Type </text:p>
              <text:p text:style-name="P24">A[2] </text:p>
              <text:p text:style-name="P24">C[2,3] <text:span text:style-name="T42">and press </text:span>Enter.</text:p>
              <text:p text:style-name="P55"><text:span text:style-name="T84">W</text:span>e have accessed and changed a single <text:span text:style-name="T2">element</text:span>.</text:p>
            </table:table-cell>
          </table:table-row>
          <table:table-row>
            <table:table-cell table:style-name="Table1.A4" office:value-type="string">
              <text:p text:style-name="P32">[IPython Console]</text:p>
              <text:p text:style-name="P17">C[2] </text:p>
            </table:table-cell>
            <table:table-cell table:style-name="Table1.A4" office:value-type="string">
              <text:p text:style-name="P134"><text:span text:style-name="T85">Now </text:span>let us change more than one <text:span text:style-name="T2">element</text:span> at a time. </text:p>
              <text:p text:style-name="P134"><text:span text:style-name="T116">F</text:span>irst <text:span text:style-name="T115">with </text:span><text:span text:style-name="T2">rows </text:span><text:span text:style-name="T107">and</text:span> then <text:span text:style-name="T2">columns</text:span>. </text:p>
              <text:p text:style-name="P132">Let us access one <text:span text:style-name="T2">row</text:span> of C, say the third <text:span text:style-name="T2">row</text:span>. </text:p>
              <text:p text:style-name="P131">Type <text:span text:style-name="T35">C[2] </text:span><text:span text:style-name="T39">and press </text:span><text:span text:style-name="T35">Enter.</text:span></text:p>
            </table:table-cell>
          </table:table-row>
          <table:table-row>
            <table:table-cell table:style-name="Table1.A4" office:value-type="string">
              <text:p text:style-name="P102">[IPython Console]</text:p>
              <text:p text:style-name="P104"/>
              <text:p text:style-name="P14">C[4] </text:p>
            </table:table-cell>
            <table:table-cell table:style-name="Table1.A4" office:value-type="string">
              <text:p text:style-name="P56"><text:span text:style-name="T86">W</text:span>e <text:span text:style-name="T86">can </text:span>access the last <text:span text:style-name="T2">row</text:span> of C.</text:p>
              <text:p text:style-name="P56"><text:span text:style-name="T87">Type </text:span><text:span text:style-name="T14">C[4] </text:span><text:span text:style-name="T87">and press </text:span><text:span text:style-name="T15">Enter</text:span><text:span text:style-name="T14">.</text:span></text:p>
            </table:table-cell>
          </table:table-row>
          <table:table-row>
            <table:table-cell table:style-name="Table1.A4" office:value-type="string">
              <text:p text:style-name="P109">[IPython Console]</text:p>
              <text:p text:style-name="P107"/>
              <text:p text:style-name="P12">C[-1] </text:p>
              <text:p text:style-name="P105"/>
            </table:table-cell>
            <table:table-cell table:style-name="Table1.A4" office:value-type="string">
              <text:p text:style-name="P78">We can even use negative <text:span text:style-name="T2">ind</text:span><text:span text:style-name="T22">ices</text:span> as in <text:span text:style-name="T135">the case of </text:span><text:span text:style-name="T2">list</text:span><text:span text:style-name="T22">s</text:span>.</text:p>
              <text:p text:style-name="P78">Type</text:p>
              <text:p text:style-name="P13">C[-1] <text:span text:style-name="T47">and press </text:span><text:span text:style-name="T83">Enter.</text:span></text:p>
            </table:table-cell>
          </table:table-row>
          <table:table-row table:style-name="Table1.17">
            <table:table-cell table:style-name="Table1.A4" office:value-type="string">
              <text:p text:style-name="P110">[IPython Console]</text:p>
              <text:p text:style-name="P110"/>
              <text:p text:style-name="P112"><text:span text:style-name="T2">C[-1] = [0, 0, 0, 0, 0]</text:span> </text:p>
            </table:table-cell>
            <table:table-cell table:style-name="Table1.A4" office:value-type="string">
              <text:p text:style-name="P97">Now, we could change the last <text:span text:style-name="T2">row</text:span> into all <text:span text:style-name="T2">zeros</text:span></text:p>
              <text:p text:style-name="P97"/>
              <text:p text:style-name="P94"><text:span text:style-name="T42">Type </text:span><text:span text:style-name="T16">C[-1] = [0, 0, 0, 0, 0]</text:span><text:span text:style-name="T88"> </text:span>and press <text:span text:style-name="T2">Enter</text:span>.</text:p>
            </table:table-cell>
          </table:table-row>
          <table:table-row table:style-name="Table1.17">
            <table:table-cell table:style-name="Table1.A4" office:value-type="string">
              <text:p text:style-name="P115">[IPython Console]</text:p>
              <text:p text:style-name="P103"/>
              <text:p text:style-name="P106">C[-1] = 0 </text:p>
            </table:table-cell>
            <table:table-cell table:style-name="Table1.A4" office:value-type="string">
              <text:p text:style-name="P101">or, we can <text:span text:style-name="T89">type </text:span><text:span text:style-name="T2">C[-1] = 0.</text:span></text:p>
            </table:table-cell>
          </table:table-row>
          <table:table-row>
            <table:table-cell table:style-name="Table1.A4" office:value-type="string">
              <text:p text:style-name="P117">[IPython Console]</text:p>
              <text:p text:style-name="P117"/>
              <text:p text:style-name="P25">C[:, 2] </text:p>
            </table:table-cell>
            <table:table-cell table:style-name="Table1.A4" office:value-type="string">
              <text:p text:style-name="P57"><text:span text:style-name="T92">To </text:span><text:span text:style-name="T2">access</text:span> individual <text:span text:style-name="T2">elements column</text:span> is <text:span text:style-name="T109">specified </text:span>after comma. </text:p>
              <text:p text:style-name="P57">The first <text:span text:style-name="T2">parameter</text:span>, is replaced with <text:span text:style-name="T90">C</text:span> <text:span text:style-name="Teletype">:</text:span>. </text:p>
              <text:p text:style-name="P58">This specifies that we want all the <text:span text:style-name="T2">elements, </text:span><text:span text:style-name="T136">in this case all</text:span><text:span text:style-name="T23"> rows</text:span> instead of <text:span text:style-name="T93">a</text:span> particular <text:span text:style-name="T2">element</text:span>. </text:p>
              <text:p text:style-name="P59">We access the third <text:span text:style-name="T2">column</text:span> by <text:span text:style-name="T91">typing</text:span><text:span text:style-name="T17"> C[:, 2].</text:span></text:p>
            </table:table-cell>
          </table:table-row>
          <text:soft-page-break/>
          <table:table-row>
            <table:table-cell table:style-name="Table1.A4" office:value-type="string">
              <text:p text:style-name="P42">[IPython Console]</text:p>
              <text:p text:style-name="P42"/>
              <text:p text:style-name="P21">C[0:3, 2] </text:p>
              <text:p text:style-name="P21"/>
              <text:p text:style-name="P145"/>
            </table:table-cell>
            <table:table-cell table:style-name="Table1.A4" office:value-type="string">
              <text:p text:style-name="P150"><text:span text:style-name="T35">C[0:3, 2]</text:span><text:span text:style-name="T26"> gives, the </text:span><text:span text:style-name="T35">elements</text:span><text:span text:style-name="T26"> of </text:span><text:span text:style-name="T35">rows</text:span><text:span text:style-name="T26"> from 0 to 3 and </text:span><text:span text:style-name="T35">column</text:span><text:span text:style-name="T26"> </text:span><text:span text:style-name="T35">indexed</text:span><text:span text:style-name="T26"> 2. </text:span></text:p>
              <text:p text:style-name="P146"/>
              <text:p text:style-name="P151"><text:span text:style-name="T28">T</text:span><text:span text:style-name="T26">he </text:span><text:span text:style-name="T35">index</text:span><text:span text:style-name="T26"> before the </text:span><text:span text:style-name="T35">colon</text:span><text:span text:style-name="T26"> is included </text:span><text:span text:style-name="T31">in the </text:span><text:span text:style-name="T38">slice.</text:span></text:p>
              <text:p text:style-name="P151"><text:span text:style-name="T29">T</text:span><text:span text:style-name="T26">he </text:span><text:span text:style-name="T35">index</text:span><text:span text:style-name="T26"> after </text:span><text:span text:style-name="T30">colon</text:span><text:span text:style-name="T26"> is not included in the </text:span><text:span text:style-name="T35">slice.</text:span></text:p>
            </table:table-cell>
          </table:table-row>
          <table:table-row>
            <table:table-cell table:style-name="Table1.A4" office:value-type="string">
              <text:p text:style-name="P43">[IPython Console]</text:p>
              <text:p text:style-name="P43"/>
              <text:p text:style-name="P18">C[2, 0:3] </text:p>
            </table:table-cell>
            <table:table-cell table:style-name="Table1.A4" office:value-type="string">
              <text:p text:style-name="P81"><text:span text:style-name="T49">T</text:span><text:span text:style-name="T42">o access the </text:span><text:span text:style-name="T2">elements</text:span><text:span text:style-name="T42"> of </text:span><text:span text:style-name="T2">row</text:span><text:span text:style-name="T42"> with </text:span><text:span text:style-name="T2">index</text:span><text:span text:style-name="T42"> 2, and </text:span><text:span text:style-name="T2">columns</text:span><text:span text:style-name="T42"> </text:span><text:span text:style-name="T2">indexed</text:span><text:span text:style-name="T42"> 0 to 2</text:span></text:p>
              <text:p text:style-name="P52"/>
              <text:p text:style-name="P82"><text:span text:style-name="T42">Type </text:span><text:span text:style-name="T2">C[2, 0:3] </text:span></text:p>
            </table:table-cell>
          </table:table-row>
          <table:table-row table:style-name="Table1.22">
            <table:table-cell table:style-name="Table1.A4" office:value-type="string">
              <text:p text:style-name="P40">Show Slide</text:p>
              <text:p text:style-name="P40"/>
              <text:p text:style-name="P7"><text:span text:style-name="T77">Exercise</text:span> <text:span text:style-name="T100">1</text:span></text:p>
            </table:table-cell>
            <table:table-cell table:style-name="Table1.A4" office:value-type="string">
              <text:p text:style-name="P98">Pause the video. <text:span text:style-name="T61">Try</text:span> this exercise and then resume the video.</text:p>
              <text:p text:style-name="P98"/>
              <text:p text:style-name="P74">First, obtain the elements [<text:span text:style-name="T124">7</text:span>, <text:span text:style-name="T124">8</text:span>] from C. Then, obtain the elements [<text:span text:style-name="T125">1,6,11,16</text:span>] from C. Finally, obtain the elements [6,11,16,0]</text:p>
            </table:table-cell>
          </table:table-row>
          <table:table-row table:style-name="Table1.22">
            <table:table-cell table:style-name="Table1.A4" office:value-type="string">
              <text:p text:style-name="P44">[IPython Console]</text:p>
              <text:p text:style-name="P44"/>
              <text:p text:style-name="P108">C[1, 1:3]</text:p>
            </table:table-cell>
            <table:table-cell table:style-name="Table1.A4" office:value-type="string">
              <text:p text:style-name="P68">Switch to the terminal for solution. </text:p>
              <text:p text:style-name="P68"/>
              <text:p text:style-name="P72"><text:span text:style-name="T102">Type </text:span><text:span text:style-name="T2">C[1, 1:3]</text:span></text:p>
              <text:p text:style-name="P85">We get elements <text:span text:style-name="T126">[7, 8]</text:span></text:p>
            </table:table-cell>
          </table:table-row>
          <table:table-row table:style-name="Table1.22">
            <table:table-cell table:style-name="Table1.A4" office:value-type="string">
              <text:p text:style-name="P45">[IPython Console]</text:p>
              <text:p text:style-name="P45"/>
              <text:p text:style-name="P40"><text:span text:style-name="T2">C[0:4, 0]</text:span> </text:p>
            </table:table-cell>
            <table:table-cell table:style-name="Table1.A4" office:value-type="string">
              <text:p text:style-name="P73"><text:span text:style-name="T103">Type </text:span><text:span text:style-name="T2">C[0:4, 0]</text:span></text:p>
              <text:p text:style-name="P86">We get elements <text:span text:style-name="T126">[1, 6, 11, 16]</text:span></text:p>
            </table:table-cell>
          </table:table-row>
          <table:table-row table:style-name="Table1.22">
            <table:table-cell table:style-name="Table1.A4" office:value-type="string">
              <text:p text:style-name="P46">[IPython Console]</text:p>
              <text:p text:style-name="P46"/>
              <text:p text:style-name="P20">C[1:5, 0] </text:p>
            </table:table-cell>
            <table:table-cell table:style-name="Table1.A4" office:value-type="string">
              <text:p text:style-name="P71"><text:span text:style-name="T103">Type </text:span><text:span text:style-name="T2">C[1:5, 0]</text:span></text:p>
              <text:p text:style-name="P87">We get elements <text:span text:style-name="T126">[6, 11, 16, 0]</text:span></text:p>
              <text:p text:style-name="P8">w<text:span text:style-name="T110">hile</text:span> specifying <text:span text:style-name="T2">ranges</text:span> <text:span text:style-name="T111">from start to end </text:span>the corresponding <text:span text:style-name="T2">element</text:span> may be dropped. <text:span text:style-name="T36"><text:s/></text:span><text:span text:style-name="T94"><text:s text:c="2"/></text:span></text:p>
            </table:table-cell>
          </table:table-row>
          <table:table-row table:style-name="Table1.22">
            <table:table-cell table:style-name="Table1.A4" office:value-type="string">
              <text:p text:style-name="P47">[IPython Console]</text:p>
              <text:p text:style-name="P22"/>
              <text:p text:style-name="P140">C[1:, 0]</text:p>
            </table:table-cell>
            <table:table-cell table:style-name="Table1.A4" office:value-type="string">
              <text:p text:style-name="P75">We <text:span text:style-name="T127">can also </text:span>get the elements [6, 11, 16, 0] <text:span text:style-name="T95">by typing </text:span><text:span text:style-name="T96">C[1: , 0].</text:span></text:p>
            </table:table-cell>
          </table:table-row>
          <table:table-row table:style-name="Table1.22">
            <table:table-cell table:style-name="Table1.A4" office:value-type="string">
              <text:p text:style-name="P40">Show Slide </text:p>
              <text:p text:style-name="P40"/>
              <text:p text:style-name="P7"><text:span text:style-name="T78">Exercise</text:span> <text:span text:style-name="T104">2</text:span> </text:p>
            </table:table-cell>
            <table:table-cell table:style-name="Table1.A4" office:value-type="string">
              <text:p text:style-name="P99">Pause the video. <text:span text:style-name="T61">Try</text:span> this exercise and then resume the video.</text:p>
              <text:p text:style-name="P99"/>
              <text:p text:style-name="P99">Obtain the elements [[<text:span text:style-name="T128">8</text:span>, <text:span text:style-name="T128">9</text:span>], [<text:span text:style-name="T128">1</text:span>3, -<text:span text:style-name="T128">1</text:span>4]] from C. </text:p>
            </table:table-cell>
          </table:table-row>
          <table:table-row table:style-name="Table1.22">
            <table:table-cell table:style-name="Table1.A4" office:value-type="string">
              <text:p text:style-name="P48">[IPython Console]</text:p>
              <text:p text:style-name="P48"/>
              <text:p text:style-name="P108">C[1:3, 2:4]</text:p>
            </table:table-cell>
            <table:table-cell table:style-name="Table1.A4" office:value-type="string">
              <text:p text:style-name="P68">Switch to the terminal for solution. </text:p>
              <text:p text:style-name="P68"/>
              <text:p text:style-name="P68"><text:span text:style-name="T2">C[1:3, 2:4]</text:span> will give us the required <text:span text:style-name="T2">elements</text:span>. </text:p>
            </table:table-cell>
          </table:table-row>
          <table:table-row table:style-name="Table1.22">
            <table:table-cell table:style-name="Table1.A4" office:value-type="string">
              <text:p text:style-name="P49">[IPython Console]</text:p>
              <text:p text:style-name="P49"/>
              <text:p text:style-name="P20">C[0:5:2, 0:5:2] </text:p>
            </table:table-cell>
            <table:table-cell table:style-name="Table1.A4" office:value-type="string">
              <text:p text:style-name="P9">We shall <text:span text:style-name="T99">now</text:span> learn the idea of <text:span text:style-name="T2">striding</text:span> using the smaller <text:span text:style-name="T2">array</text:span> C. </text:p>
              <text:p text:style-name="P11">Suppose we <text:span text:style-name="T117">need</text:span> to access only the odd rows and columns (first, third, fifth).</text:p>
              <text:p text:style-name="P11"><text:span text:style-name="T97">Type </text:span><text:span text:style-name="T36">C[0:5:2, 0:5:2] </text:span><text:s/></text:p>
            </table:table-cell>
          </table:table-row>
          <table:table-row table:style-name="Table1.22">
            <table:table-cell table:style-name="Table1.A4" office:value-type="string">
              <text:p text:style-name="P50">[IPython Console]</text:p>
              <text:p text:style-name="P50"/>
              <text:p text:style-name="P20">C[::2, ::2] </text:p>
            </table:table-cell>
            <table:table-cell table:style-name="Table1.A4" office:value-type="string">
              <text:p text:style-name="P77">we <text:span text:style-name="T137">could also</text:span> <text:span text:style-name="T137">type </text:span><text:span text:style-name="T18">C[::2, ::2] </text:span></text:p>
              <text:p text:style-name="P88"><text:span text:style-name="T18">N</text:span><text:span text:style-name="T2">ote that if first two indices are not specified then we get all elements</text:span></text:p>
            </table:table-cell>
          </table:table-row>
          <table:table-row table:style-name="Table1.22">
            <table:table-cell table:style-name="Table1.A4" office:value-type="string">
              <text:p text:style-name="P51">[IPython Console]</text:p>
              <text:p text:style-name="P51"/>
              <text:p text:style-name="P20">C[1::2, ::2] </text:p>
            </table:table-cell>
            <table:table-cell table:style-name="Table1.A4" office:value-type="string">
              <text:p text:style-name="P70"><text:span text:style-name="T138">The step 2 specifies the jump between the elements.</text:span> </text:p>
              <text:p text:style-name="P69">If no step is specified, a default value of 1 is assumed. </text:p>
              <text:p text:style-name="P69"><text:span text:style-name="T98">Type </text:span><text:span text:style-name="T18">C[1::2, ::2] </text:span></text:p>
              <text:p text:style-name="P41">we get the elements, [[<text:span text:style-name="T129">6</text:span>, <text:span text:style-name="T129">8</text:span>, <text:span text:style-name="T129">1</text:span>0], [1<text:span text:style-name="T130">6</text:span>, <text:span text:style-name="T130">18</text:span>, <text:span text:style-name="T130">2</text:span>0]] </text:p>
            </table:table-cell>
          </table:table-row>
          <text:soft-page-break/>
          <table:table-row table:style-name="Table1.22">
            <table:table-cell table:style-name="Table1.A4" office:value-type="string">
              <text:p text:style-name="P40">Show Slide</text:p>
              <text:p text:style-name="P40"/>
              <text:p text:style-name="P7"><text:span text:style-name="T79">Exercise</text:span> <text:span text:style-name="T105">3</text:span></text:p>
            </table:table-cell>
            <table:table-cell table:style-name="Table1.A4" office:value-type="string">
              <text:p text:style-name="P100">Pause the video. <text:span text:style-name="T61">Try</text:span> this exercise and then resume the video.</text:p>
              <text:p text:style-name="P100"/>
              <text:p text:style-name="P76">Obtain the following.[[2, <text:span text:style-name="T131">5</text:span>], [<text:span text:style-name="T131">17</text:span>, <text:span text:style-name="T131">2</text:span>0]], [[2, 3, 4], [0, 0, 0]] </text:p>
            </table:table-cell>
          </table:table-row>
          <table:table-row table:style-name="Table1.22">
            <table:table-cell table:style-name="Table1.A4" office:value-type="string">
              <text:p text:style-name="P116">Show Slid<text:span text:style-name="T80">e</text:span> </text:p>
              <text:p text:style-name="P7">Solution <text:span text:style-name="T105">3</text:span></text:p>
            </table:table-cell>
            <table:table-cell table:style-name="Table1.A4" office:value-type="string">
              <text:p text:style-name="P68">The solution is on your screen. </text:p>
            </table:table-cell>
          </table:table-row>
          <table:table-row>
            <table:table-cell table:style-name="Table1.A4" office:value-type="string">
              <text:p text:style-name="P61">Show Slide</text:p>
              <text:p text:style-name="P5">Summary slide </text:p>
              <text:p text:style-name="P61"/>
            </table:table-cell>
            <table:table-cell table:style-name="Table1.A4" office:value-type="string">
              <text:p text:style-name="P14"><text:span text:style-name="T42">This brings us to the end of this tutorial. In this tutorial, we have learn</text:span><text:span text:style-name="T43">ed</text:span><text:span text:style-name="T42"> to,</text:span> </text:p>
              <text:p text:style-name="P14"/>
              <text:list xml:id="list5961537982940522785" text:style-name="L6">
                <text:list-item>
                  <text:p text:style-name="P152">Manipulate <text:span text:style-name="T2">single</text:span> &amp; <text:span text:style-name="T2">multi</text:span> <text:span text:style-name="T2">dimensional</text:span> <text:span text:style-name="T2">arrays</text:span>. </text:p>
                </text:list-item>
                <text:list-item text:style-override="L7">
                  <text:p text:style-name="P158">Access and change individual <text:span text:style-name="T2">elements</text:span> by using their <text:span text:style-name="T24">indices.</text:span></text:p>
                </text:list-item>
                <text:list-item text:style-override="L7">
                  <text:p text:style-name="P158">Access and change <text:span text:style-name="T2">rows</text:span> and <text:span text:style-name="T2">columns</text:span> of arrays by specifying the <text:span text:style-name="T2">row</text:span> and <text:span text:style-name="T2">column</text:span> numbers. </text:p>
                </text:list-item>
                <text:list-item text:style-override="L7">
                  <text:p text:style-name="P158"><text:span text:style-name="T2">Slice</text:span> and <text:span text:style-name="T2">stride</text:span> on <text:span text:style-name="T2">arrays</text:span>. <text:s/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7">Show Slide</text:p>
              <text:p text:style-name="P5"><text:span text:style-name="T64">Evaluation</text:span> </text:p>
              <text:p text:style-name="P96"/>
            </table:table-cell>
            <table:table-cell table:style-name="Table1.A4" office:value-type="string">
              <text:p text:style-name="P61">Here are some self assessment questions for you to solve </text:p>
              <text:p text:style-name="P61"/>
              <text:list xml:id="list7845551188164855333" text:style-name="L8">
                <text:list-item>
                  <text:p text:style-name="P156">Given the array,<text:span text:style-name="T108"> </text:span><text:span text:style-name="Teletype"><text:span text:style-name="T108">A = array([12, 15, 18, 21])</text:span></text:span>, how do we access the element <text:span text:style-name="Teletype">18</text:span>? </text:p>
                </text:list-item>
                <text:list-item text:style-override="L9">
                  <text:p text:style-name="P153">Given the array, </text:p>
                </text:list-item>
              </text:list>
              <text:p text:style-name="P149"><text:s text:c="6"/>B = array([[10, 11, 12, 13],</text:p>
              <text:p text:style-name="P149"><text:s text:c="17"/>[20, 21, 22, 23],</text:p>
              <text:p text:style-name="P149"><text:s text:c="17"/>[30, 31, 32, 33],</text:p>
              <text:p text:style-name="P141"><text:s text:c="17"/>[40, 41, 42, 43]])</text:p>
              <text:p text:style-name="P7"><text:s text:c="12"/>Obtain the elements, <text:span text:style-name="Teletype"><text:span text:style-name="T108">[[21, 22], [31, 32]]</text:span></text:span> </text:p>
            </table:table-cell>
          </table:table-row>
          <table:table-row>
            <table:table-cell table:style-name="Table1.A4" office:value-type="string">
              <text:p text:style-name="P61"/>
              <text:p text:style-name="P61">Show Slide</text:p>
              <text:p text:style-name="P61"/>
              <text:p text:style-name="P5">Solutions </text:p>
              <text:p text:style-name="P92"/>
            </table:table-cell>
            <table:table-cell table:style-name="Table1.A4" office:value-type="string">
              <text:p text:style-name="P138"><text:span text:style-name="T42">And the answers,</text:span><text:span text:style-name="T2"> </text:span></text:p>
              <text:list xml:id="list298352416598676829" text:style-name="L10">
                <text:list-item>
                  <text:p text:style-name="P159"><text:span text:style-name="T26">The element 18 in array A has index number 2.Hence, we access it as A of 2</text:span> </text:p>
                </text:list-item>
              </text:list>
              <text:p text:style-name="P142"><text:s text:c="6"/>A[2]</text:p>
              <text:p text:style-name="P10"><text:s text:c="8"/>2. To obtain the center four numbers in the array B, we say,</text:p>
              <text:p text:style-name="P141"><text:s text:c="6"/>B[1:3, 1:3]</text:p>
            </table:table-cell>
          </table:table-row>
          <table:table-row>
            <table:table-cell table:style-name="Table1.A6" office:value-type="string">
              <text:p text:style-name="P135">Show Slide</text:p>
              <text:p text:style-name="P135">Forum </text:p>
            </table:table-cell>
            <table:table-cell table:style-name="Table1.A6" office:value-type="string">
              <text:p text:style-name="P144">Please post your <text:span text:style-name="T142">timed </text:span>queries <text:span text:style-name="T142">i</text:span>n this forum.</text:p>
            </table:table-cell>
          </table:table-row>
          <table:table-row>
            <table:table-cell table:style-name="Table1.A6" office:value-type="string">
              <text:p text:style-name="P136">Show Slide</text:p>
              <text:p text:style-name="P136"><text:span text:style-name="T63">Fossee </text:span>Forum </text:p>
            </table:table-cell>
            <table:table-cell table:style-name="Table1.A6" office:value-type="string">
              <text:p text:style-name="P120"><text:span text:style-name="T142">Please post your general queries</text:span> <text:span text:style-name="T139">on</text:span> Python <text:span text:style-name="T142">in</text:span> this <text:span text:style-name="T140">forum</text:span>.</text:p>
              <text:p text:style-name="P89"/>
            </table:table-cell>
          </table:table-row>
          <table:table-row>
            <table:table-cell table:style-name="Table1.A6" office:value-type="string">
              <text:p text:style-name="P135">Show Slide </text:p>
              <text:p text:style-name="P135">Textbook Companion </text:p>
            </table:table-cell>
            <table:table-cell table:style-name="Table1.A6" office:value-type="string">
              <text:p text:style-name="P143">FOSSEE team coordinates <text:span text:style-name="T143">the </text:span>TBC project.</text:p>
            </table:table-cell>
          </table:table-row>
          <table:table-row table:style-name="Table1.40">
            <table:table-cell table:style-name="Table1.A6" office:value-type="string">
              <text:p text:style-name="P135">Show Slide</text:p>
              <text:p text:style-name="P135"><text:soft-page-break/>Acknowledgement </text:p>
            </table:table-cell>
            <table:table-cell table:style-name="Table1.A6" office:value-type="string">
              <text:p text:style-name="P164">Spoken-tutorial is funded by NMEICT, MHRD, Govt. of India. </text:p>
              <text:p text:style-name="P165"><text:soft-page-break/>For more details, visit this website.</text:p>
            </table:table-cell>
          </table:table-row>
          <table:table-row table:style-name="Table1.40">
            <table:table-cell table:style-name="Table1.A6" office:value-type="string">
              <text:p text:style-name="P137">Show Slide</text:p>
              <text:p text:style-name="P137">Thank You</text:p>
            </table:table-cell>
            <table:table-cell table:style-name="Table1.A6" office:value-type="string">
              <text:p text:style-name="P161">This is _________ from IIT Bombay signing off.</text:p>
              <text:p text:style-name="P160">Thank You</text:p>
            </table:table-cell>
          </table:table-row>
        </table:table>
        <text:section text:style-name="Sect1" text:name="ContributionCredits">
          <text:h text:style-name="P133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5:10.085000000</dc:date>
    <meta:editing-duration>P1DT23H12M48S</meta:editing-duration>
    <meta:editing-cycles>2044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5" meta:paragraph-count="211" meta:word-count="1125" meta:character-count="6229" meta:non-whitespace-character-count="5147"/>
  </office:meta>
</office:document-meta>
</file>